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100000DB38FAA94DDA0E6B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317cm, 11.055cm, 10.374cm, 7.282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" svg:width="16.401cm" svg:height="25.096cm" draw:transform="skewX (0.0387463093942741) translate (0.181680555555556cm 0.15875cm)"><draw:image xlink:href="Pictures/10000000000009B100000DB38FAA94DDA0E6BDDA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13:31:10.935310287</meta:creation-date>
    <dc:date>2020-06-26T15:37:57.659191254</dc:date>
    <meta:editing-duration>PT28M43S</meta:editing-duration>
    <meta:editing-cycles>4</meta:editing-cycles>
    <meta:generator>LibreOffice/6.4.3.2$Linux_X86_64 LibreOffice_project/40$Build-2</meta:generator>
    <meta:print-date>2020-06-26T15:35:05.42631860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